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fo:text-indent="0in" style:auto-text-indent="false" fo:padding="0in" fo:border="none"/>
      <style:text-properties fo:color="#000000" officeooo:rsid="0023f0f7" officeooo:paragraph-rsid="0023f0f7"/>
    </style:style>
    <style:style style:name="P5" style:family="paragraph" style:parent-style-name="Standard">
      <style:paragraph-properties fo:margin-left="0in" fo:margin-right="0in" fo:text-indent="0in" style:auto-text-indent="false" fo:padding="0in" fo:border="none"/>
      <style:text-properties fo:color="#000000" officeooo:rsid="00269298" officeooo:paragraph-rsid="00269298"/>
    </style:style>
    <style:style style:name="P6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P7" style:family="paragraph" style:parent-style-name="Standard">
      <style:paragraph-properties fo:margin-top="0.0835in" fo:margin-bottom="0in" loext:contextual-spacing="false" fo:padding="0in" fo:border="none"/>
    </style:style>
    <style:style style:name="P8" style:family="paragraph" style:parent-style-name="Standard">
      <style:paragraph-properties fo:margin-top="0.0835in" fo:margin-bottom="0in" loext:contextual-spacing="false" fo:padding="0in" fo:border="none"/>
      <style:text-properties officeooo:rsid="001e79f9" officeooo:paragraph-rsid="001e79f9"/>
    </style:style>
    <style:style style:name="P9" style:family="paragraph" style:parent-style-name="Heading_20_1">
      <style:paragraph-properties fo:margin-top="0.3335in" fo:margin-bottom="0in" loext:contextual-spacing="false" fo:padding="0in" fo:border="none"/>
    </style:style>
    <style:style style:name="P10" style:family="paragraph" style:parent-style-name="Heading_20_1">
      <style:paragraph-properties fo:margin-top="0.3335in" fo:margin-bottom="0in" loext:contextual-spacing="false" fo:padding="0in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1" style:family="paragraph" style:parent-style-name="Heading_20_2">
      <style:paragraph-properties fo:margin-top="0.139in" fo:margin-bottom="0in" loext:contextual-spacing="false" fo:padding="0in" fo:border="none"/>
    </style:style>
    <style:style style:name="P12" style:family="paragraph" style:parent-style-name="Heading_20_2">
      <style:paragraph-properties fo:margin-top="0.139in" fo:margin-bottom="0in" loext:contextual-spacing="false" fo:padding="0in" fo:border="none"/>
      <style:text-properties officeooo:paragraph-rsid="00233d3c"/>
    </style:style>
    <style:style style:name="P13" style:family="paragraph" style:parent-style-name="Subtitle">
      <style:paragraph-properties fo:margin-top="0.139in" fo:margin-bottom="0in" loext:contextual-spacing="false" fo:padding="0in" fo:border="none"/>
    </style:style>
    <style:style style:name="P14" style:family="paragraph" style:parent-style-name="Standard">
      <style:paragraph-properties fo:margin-left="0.5in" fo:margin-right="0in" fo:margin-top="0.0835in" fo:margin-bottom="0in" loext:contextual-spacing="true" fo:text-indent="-0.25in" style:auto-text-indent="false"/>
      <style:text-properties fo:color="#000000" officeooo:rsid="0028072c" officeooo:paragraph-rsid="0028072c"/>
    </style:style>
    <style:style style:name="P15" style:family="paragraph" style:parent-style-name="Standard">
      <style:paragraph-properties fo:margin-left="0.25in" fo:margin-right="0in" fo:margin-top="0.0835in" fo:margin-bottom="0in" loext:contextual-spacing="true" fo:text-indent="0in" style:auto-text-indent="false"/>
      <style:text-properties fo:color="#000000" officeooo:rsid="0028072c" officeooo:paragraph-rsid="0028072c"/>
    </style:style>
    <style:style style:name="P16" style:family="paragraph" style:parent-style-name="Standard">
      <style:paragraph-properties fo:margin-left="0in" fo:margin-right="0in" fo:margin-top="0.0835in" fo:margin-bottom="0in" loext:contextual-spacing="true" fo:text-indent="0in" style:auto-text-indent="false"/>
      <style:text-properties fo:color="#000000" officeooo:rsid="0028072c" officeooo:paragraph-rsid="0028072c"/>
    </style:style>
    <style:style style:name="P17" style:family="paragraph" style:parent-style-name="Standard" style:list-style-name="WWNum2">
      <style:paragraph-properties fo:margin-left="0.5in" fo:margin-right="-0.0209in" fo:margin-top="0.0835in" fo:margin-bottom="0in" loext:contextual-spacing="true" fo:line-height="100%" fo:text-indent="-0.25in" style:auto-text-indent="false" fo:padding="0in" fo:border="none"/>
      <style:text-properties fo:color="#000000" officeooo:rsid="0023f0f7" officeooo:paragraph-rsid="0023f0f7"/>
    </style:style>
    <style:style style:name="P18" style:family="paragraph" style:parent-style-name="Standard">
      <style:paragraph-properties fo:margin-top="0.3335in" fo:margin-bottom="0in" loext:contextual-spacing="false" fo:padding="0in" fo:border="none"/>
      <style:text-properties fo:color="#000000" style:font-name="Arial" fo:font-size="11pt" fo:font-weight="bold" officeooo:rsid="002d821f" officeooo:paragraph-rsid="002d821f" style:font-name-asian="Arial1" style:font-size-asian="11pt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top="0.3335in" fo:margin-bottom="0in" loext:contextual-spacing="false" fo:padding="0in" fo:border="none"/>
      <style:text-properties fo:color="#000000" style:font-name="Arial" fo:font-size="11pt" fo:font-weight="bold" officeooo:rsid="002da4aa" officeooo:paragraph-rsid="002da4aa" style:font-name-asian="Arial1" style:font-size-asian="11pt" style:font-weight-asian="bold" style:font-name-complex="Arial1" style:font-size-complex="11pt" style:font-weight-complex="bold"/>
    </style:style>
    <style:style style:name="P20" style:family="paragraph" style:parent-style-name="Standard">
      <style:paragraph-properties fo:margin-top="0.3335in" fo:margin-bottom="0in" loext:contextual-spacing="false" fo:padding="0in" fo:border="none"/>
      <style:text-properties fo:color="#000000" style:font-name="Arial" fo:font-size="11pt" fo:font-weight="normal" officeooo:rsid="002d821f" officeooo:paragraph-rsid="002d821f" style:font-name-asian="Arial1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margin-top="0.3335in" fo:margin-bottom="0in" loext:contextual-spacing="false" fo:padding="0in" fo:border="none"/>
      <style:text-properties fo:color="#000000" style:font-name="Arial" fo:font-size="11pt" fo:font-weight="normal" officeooo:rsid="002da4aa" officeooo:paragraph-rsid="002da4aa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fo:margin-top="0.3335in" fo:margin-bottom="0in" loext:contextual-spacing="false" fo:padding="0in" fo:border="none"/>
      <style:text-properties fo:color="#000000" officeooo:rsid="002da4aa" officeooo:paragraph-rsid="002da4aa"/>
    </style:style>
    <style:style style:name="P23" style:family="paragraph" style:parent-style-name="Standard">
      <style:paragraph-properties fo:margin-left="0.25in" fo:margin-right="0in" fo:margin-top="0.0835in" fo:margin-bottom="0in" loext:contextual-spacing="true" fo:text-indent="0in" style:auto-text-indent="false"/>
      <style:text-properties fo:color="#000000" officeooo:rsid="0028072c" officeooo:paragraph-rsid="0028072c"/>
    </style:style>
    <style:style style:name="P24" style:family="paragraph" style:parent-style-name="Heading_20_1">
      <style:paragraph-properties fo:margin-top="0.3335in" fo:margin-bottom="0in" loext:contextual-spacing="false" fo:padding="0in" fo:border="none"/>
      <style:text-properties fo:color="#000000"/>
    </style:style>
    <style:style style:name="P25" style:family="paragraph" style:parent-style-name="Heading_20_1">
      <style:paragraph-properties fo:margin-top="0.3335in" fo:margin-bottom="0in" loext:contextual-spacing="false" fo:padding="0in" fo:border="none"/>
      <style:text-properties officeooo:paragraph-rsid="002da4aa"/>
    </style:style>
    <style:style style:name="P26" style:family="paragraph" style:parent-style-name="Title" style:master-page-name="First_20_Page">
      <style:paragraph-properties fo:margin-top="0.0693in" fo:margin-bottom="0in" loext:contextual-spacing="false" style:page-number="1" fo:padding="0in" fo:border="none"/>
      <style:text-properties fo:color="#3c78d8" fo:font-size="18pt" style:font-size-asian="18pt" style:font-size-complex="18pt"/>
    </style:style>
    <style:style style:name="T1" style:family="text">
      <style:text-properties fo:color="#000000" style:font-name="Playfair Display" fo:font-size="12pt" fo:font-weight="bold" style:font-name-asian="Playfair Display1" style:font-size-asian="12pt" style:font-weight-asian="bold" style:font-name-complex="Playfair Display1" style:font-size-complex="12pt"/>
    </style:style>
    <style:style style:name="T2" style:family="text">
      <style:text-properties fo:color="#000000" style:font-name="Playfair Display" fo:font-size="11pt" fo:font-weight="bold" style:font-name-asian="Playfair Display1" style:font-size-asian="11pt" style:font-weight-asian="bold" style:font-name-complex="Playfair Display1" style:font-size-complex="11pt"/>
    </style:style>
    <style:style style:name="T3" style:family="text">
      <style:text-properties officeooo:rsid="001bb82d"/>
    </style:style>
    <style:style style:name="T4" style:family="text">
      <style:text-properties officeooo:rsid="00221c3d"/>
    </style:style>
    <style:style style:name="T5" style:family="text">
      <style:text-properties officeooo:rsid="0028072c"/>
    </style:style>
    <style:style style:name="T6" style:family="text">
      <style:text-properties officeooo:rsid="002d821f"/>
    </style:style>
    <style:style style:name="T7" style:family="text">
      <style:text-properties officeooo:rsid="002da4a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bb82d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hhevn0icya3z"/>TSAR Team Meeting</text:p>
      <text:p text:style-name="P13"><text:bookmark text:name="_6bc6e5a12ww9"/><text:span text:style-name="T6">5</text:span> <text:span text:style-name="T6">February </text:span>201<text:span text:style-name="T4">8</text:span></text:p>
      <text:p text:style-name="P9"><text:bookmark text:name="_x4g80y5kdx5y"/>Attendees</text:p>
      <text:p text:style-name="P9"><text:bookmark text:name="_bx9u4mwuq9wu"/>Agenda</text:p>
      <text:p text:style-name="P11"><text:bookmark text:name="_cllctxd68p6"/>Last Meeting Follow u<text:span text:style-name="T6">p­</text:span></text:p>
      <text:list xml:id="list6250195679502401469" text:style-name="WWNum2">
        <text:list-item>
          <text:p text:style-name="P17"><text:span text:style-name="T6">Received</text:span> a few misc. Components for the LT1371 29V, <text:span text:style-name="T6">can now build it. </text:span></text:p>
        </text:list-item>
      </text:list>
      <text:p text:style-name="P12"><text:bookmark text:name="_t6mt4yhxr2fu"/>New Info</text:p>
      <text:p text:style-name="P4">1. Test stand meeting Thrusday at 4:30</text:p>
      <text:p text:style-name="P5">2. Add a <text:span text:style-name="T5">1N4004 rectifier diode in parallel with the solenoid (relays, etc) and any inductive loads.</text:span></text:p>
      <text:p text:style-name="P7"><text:span text:style-name="T1">Member Updates </text:span><text:span text:style-name="T2"><text:s/></text:span></text:p>
      <text:p text:style-name="P10"><text:bookmark text:name="_dxcxqknvh43g"/>What did you do last week?What will you do this week? Are there any impediments in your way?</text:p>
      <text:p text:style-name="P18">Mark</text:p>
      <text:p text:style-name="P20">Working on getting some output <text:span text:style-name="T7">from the transducers, should have that done by today.</text:span></text:p>
      <text:p text:style-name="P19">Kirk</text:p>
      <text:p text:style-name="P21">Purchasing some power supply items</text:p>
      <text:p text:style-name="P21"><text:span text:style-name="T8">Michael</text:span></text:p>
      <text:p text:style-name="P21">Added floating status boxes to each component</text:p>
      <text:p text:style-name="P19">Georges</text:p>
      <text:p text:style-name="P19"><text:span text:style-name="T9">Simplified his testing code to reflect the necessary componenets of the model.</text:span></text:p>
      <text:p text:style-name="P24"><text:soft-page-break/><text:span text:style-name="T11">Action </text:span><text:span text:style-name="T10">Items/Next Steps</text:span></text:p>
      <text:p text:style-name="P22"><text:span text:style-name="T10">Pintle test priorities</text:span></text:p>
      <text:p text:style-name="P22"><text:span text:style-name="T10">1. Solenoid</text:span></text:p>
      <text:p text:style-name="P22"><text:span text:style-name="T10">2. Pressure transducers</text:span></text:p>
      <text:p text:style-name="P22"><text:span text:style-name="T10">3. Once these all work, meet up in the fluids lab with jacob and bert. </text:span></text:p>
      <text:p text:style-name="P14"/>
      <text:p text:style-name="P14"/>
      <text:p text:style-name="P16">Anyone – work on:</text:p>
      <text:p text:style-name="P15">1. Building Power supplies</text:p>
      <text:p text:style-name="P15">2. Calibrating pressure transducers</text:p>
      <text:p text:style-name="P25"><text:bookmark text:name="_vquozmyn3gny"/>Next Meeting Agenda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Lato" fo:font-size="11pt" fo:language="en" fo:country="none" fo:font-style="normal" style:text-underline-style="none" fo:font-weight="normal" style:letter-kerning="true" style:font-name-asian="Lato1" style:font-size-asian="11pt" style:language-asian="zh" style:country-asian="CN" style:font-style-asian="normal" style:font-weight-asian="normal" style:font-name-complex="Lato1" style:font-size-complex="11pt" style:language-complex="hi" style:country-complex="IN"/>
    </style:default-style>
    <style:default-style style:family="paragraph">
      <style:paragraph-properties fo:margin-left="0in" fo:margin-right="0in" fo:margin-top="0.0835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666666" style:text-line-through-style="none" style:text-line-through-type="none" style:text-position="0% 100%" style:font-name="Lato" fo:font-size="11pt" fo:language="en" fo:country="none" fo:font-style="normal" style:text-underline-style="none" fo:font-weight="normal" style:letter-kerning="true" style:font-name-asian="Lato1" style:font-size-asian="11pt" style:language-asian="zh" style:country-asian="CN" style:font-style-asian="normal" style:font-weight-asian="normal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8.7917in" fo:margin-left="-1.3076in" fo:margin-top="0in" fo:margin-bottom="0in" table:align="left" style:writing-mode="lr-tb"/>
    </style:style>
    <style:style style:name="Table1.A" style:family="table-column">
      <style:table-column-properties style:column-width="6.3014in"/>
    </style:style>
    <style:style style:name="Table1.B" style:family="table-column">
      <style:table-column-properties style:column-width="2.4903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middle" fo:background-color="#f75d5d" fo:padding="0.0694in" fo:border="1pt solid #f75d5d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margin-top="0.0835in" fo:margin-bottom="0in" loext:contextual-spacing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2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9T13:23:04.827246062</dc:date>
    <meta:editing-duration>PT20H1M59S</meta:editing-duration>
    <meta:editing-cycles>6</meta:editing-cycles>
    <meta:document-statistic meta:table-count="1" meta:image-count="0" meta:object-count="0" meta:page-count="2" meta:paragraph-count="29" meta:word-count="156" meta:character-count="907" meta:non-whitespace-character-count="777"/>
  </office:meta>
</office:document-meta>
</file>